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weight-asian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ext-properties style:text-position="" style:font-weight-asian="normal"/>
    </style:style>
    <style:style style:name="ce4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order="0.06pt solid #000000"/>
    </style:style>
    <style:style style:name="ce9" style:family="table-cell" style:parent-style-name="Default" style:data-style-name="N11"/>
    <style:style style:name="ce10" style:family="table-cell" style:parent-style-name="Default" style:data-style-name="N0"/>
    <style:style style:name="ce11" style:family="table-cell" style:parent-style-name="Default" style:data-style-name="N11">
      <style:table-cell-properties fo:border="0.06pt solid #000000"/>
    </style:style>
    <style:style style:name="ce12" style:family="table-cell" style:parent-style-name="Default">
      <style:table-cell-properties fo:background-color="#c0c0c0" fo:border="0.06pt solid #000000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default-cell-style-name="ce9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 table:number-rows-repeated="7">
          <table:table-cell table:number-columns-repeated="13"/>
        </table:table-row>
        <table:table-row table:style-name="ro3">
          <table:table-cell table:number-columns-repeated="3"/>
          <table:table-cell office:value-type="string">
            <text:p>Forest</text:p>
          </table:table-cell>
          <table:table-cell/>
          <table:table-cell office:value-type="string">
            <text:p>Trimmed reads</text:p>
          </table:table-cell>
          <table:table-cell office:value-type="string">
            <text:p>Assembled</text:p>
          </table:table-cell>
          <table:table-cell office:value-type="string">
            <text:p>%</text:p>
          </table:table-cell>
          <table:table-cell office:value-type="string">
            <text:p>Contigs*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001</text:p>
          </table:table-cell>
          <table:table-cell/>
          <table:table-cell office:value-type="float" office:value="579645123">
            <text:p>579645123</text:p>
          </table:table-cell>
          <table:table-cell office:value-type="float" office:value="89759890">
            <text:p>89759890</text:p>
          </table:table-cell>
          <table:table-cell table:formula="of:=[.G9]/[.F9]" office:value-type="percentage" office:value="0.154853179020019">
            <text:p>15.49%</text:p>
          </table:table-cell>
          <table:table-cell office:value-type="float" office:value="64412">
            <text:p>6441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01</text:p>
          </table:table-cell>
          <table:table-cell/>
          <table:table-cell office:value-type="float" office:value="598300767">
            <text:p>598300767</text:p>
          </table:table-cell>
          <table:table-cell office:value-type="float" office:value="49157148">
            <text:p>49157148</text:p>
          </table:table-cell>
          <table:table-cell table:formula="of:=[.G10]/[.F10]" office:value-type="percentage" office:value="0.0821612652219782">
            <text:p>8.22%</text:p>
          </table:table-cell>
          <table:table-cell office:value-type="float" office:value="33721">
            <text:p>3372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1</text:p>
          </table:table-cell>
          <table:table-cell/>
          <table:table-cell office:value-type="float" office:value="726205796">
            <text:p>726205796</text:p>
          </table:table-cell>
          <table:table-cell office:value-type="float" office:value="123676730">
            <text:p>123676730</text:p>
          </table:table-cell>
          <table:table-cell table:formula="of:=[.G11]/[.F11]" office:value-type="percentage" office:value="0.170305346888198">
            <text:p>17.03%</text:p>
          </table:table-cell>
          <table:table-cell office:value-type="float" office:value="83281">
            <text:p>83281</text:p>
          </table:table-cell>
          <table:table-cell table:number-columns-repeated="2"/>
          <table:table-cell office:value-type="string">
            <text:p>f</text:p>
          </table:table-cell>
          <table:table-cell table:formula="of:=11692274544/4" office:value-type="float" office:value="2923068636">
            <text:p>2923068636</text:p>
          </table:table-cell>
        </table:table-row>
        <table:table-row table:style-name="ro2">
          <table:table-cell table:number-columns-repeated="3"/>
          <table:table-cell office:value-type="string">
            <text:p>A10</text:p>
          </table:table-cell>
          <table:table-cell/>
          <table:table-cell office:value-type="float" office:value="700138972">
            <text:p>700138972</text:p>
          </table:table-cell>
          <table:table-cell office:value-type="float" office:value="23264533">
            <text:p>23264533</text:p>
          </table:table-cell>
          <table:table-cell table:formula="of:=[.G12]/[.F12]" office:value-type="percentage" office:value="0.0332284502511596">
            <text:p>3.32%</text:p>
          </table:table-cell>
          <table:table-cell office:value-type="float" office:value="15572">
            <text:p>15572</text:p>
          </table:table-cell>
          <table:table-cell table:number-columns-repeated="2"/>
          <table:table-cell office:value-type="string">
            <text:p>p</text:p>
          </table:table-cell>
          <table:table-cell table:formula="of:=11454189948/4" office:value-type="float" office:value="2863547487">
            <text:p>2863547487</text:p>
          </table:table-cell>
        </table:table-row>
        <table:table-row table:style-name="ro2">
          <table:table-cell table:number-columns-repeated="3"/>
          <table:table-cell office:value-type="string">
            <text:p>A100</text:p>
          </table:table-cell>
          <table:table-cell/>
          <table:table-cell office:value-type="float" office:value="644014678">
            <text:p>644014678</text:p>
          </table:table-cell>
          <table:table-cell office:value-type="float" office:value="94080068">
            <text:p>94080068</text:p>
          </table:table-cell>
          <table:table-cell table:formula="of:=[.G13]/[.F13]" office:value-type="percentage" office:value="0.146083732582256">
            <text:p>14.61%</text:p>
          </table:table-cell>
          <table:table-cell office:value-type="float" office:value="44495">
            <text:p>4449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/>
          <table:table-cell office:value-type="float" office:value="3248305336">
            <text:p>3248305336</text:p>
          </table:table-cell>
          <table:table-cell office:value-type="float" office:value="379938369">
            <text:p>379938369</text:p>
          </table:table-cell>
          <table:table-cell table:formula="of:=[.G14]/[.F14]" office:value-type="percentage" office:value="0.11696510324607">
            <text:p>11.70%</text:p>
          </table:table-cell>
          <table:table-cell office:value-type="float" office:value="241481">
            <text:p>241481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khmer total</text:p>
          </table:table-cell>
          <table:table-cell/>
          <table:table-cell office:value-type="float" office:value="2923068636">
            <text:p>2923068636</text:p>
          </table:table-cell>
          <table:table-cell office:value-type="float" office:value="10732078">
            <text:p>10732078</text:p>
          </table:table-cell>
          <table:table-cell table:formula="of:=[.G15]/[.F15]" office:value-type="percentage" office:value="0.00367151077734734">
            <text:p>0.37%</text:p>
          </table:table-cell>
          <table:table-cell office:value-type="float" office:value="265073">
            <text:p>265073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Pastur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A001</text:p>
          </table:table-cell>
          <table:table-cell/>
          <table:table-cell office:value-type="float" office:value="740643350">
            <text:p>740643350</text:p>
          </table:table-cell>
          <table:table-cell office:value-type="float" office:value="56408858">
            <text:p>56408858</text:p>
          </table:table-cell>
          <table:table-cell table:formula="of:=[.G19]/[.F19]" office:value-type="percentage" office:value="0.0761619718856586">
            <text:p>7.62%</text:p>
          </table:table-cell>
          <table:table-cell office:value-type="float" office:value="34255">
            <text:p>3425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01</text:p>
          </table:table-cell>
          <table:table-cell/>
          <table:table-cell office:value-type="float" office:value="625457216">
            <text:p>625457216</text:p>
          </table:table-cell>
          <table:table-cell office:value-type="float" office:value="45258061">
            <text:p>45258061</text:p>
          </table:table-cell>
          <table:table-cell table:formula="of:=[.G20]/[.F20]" office:value-type="percentage" office:value="0.0723599629874604">
            <text:p>7.24%</text:p>
          </table:table-cell>
          <table:table-cell office:value-type="float" office:value="29125">
            <text:p>2912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1</text:p>
          </table:table-cell>
          <table:table-cell/>
          <table:table-cell office:value-type="float" office:value="535584546">
            <text:p>535584546</text:p>
          </table:table-cell>
          <table:table-cell office:value-type="float" office:value="18770692">
            <text:p>18770692</text:p>
          </table:table-cell>
          <table:table-cell table:formula="of:=[.G21]/[.F21]" office:value-type="percentage" office:value="0.0350471128044833">
            <text:p>3.50%</text:p>
          </table:table-cell>
          <table:table-cell office:value-type="float" office:value="8426">
            <text:p>8426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10</text:p>
          </table:table-cell>
          <table:table-cell/>
          <table:table-cell office:value-type="float" office:value="611219199">
            <text:p>611219199</text:p>
          </table:table-cell>
          <table:table-cell office:value-type="float" office:value="41531072">
            <text:p>41531072</text:p>
          </table:table-cell>
          <table:table-cell table:formula="of:=[.G22]/[.F22]" office:value-type="percentage" office:value="0.0679479179776223">
            <text:p>6.79%</text:p>
          </table:table-cell>
          <table:table-cell office:value-type="float" office:value="22823">
            <text:p>22823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100</text:p>
          </table:table-cell>
          <table:table-cell/>
          <table:table-cell office:value-type="float" office:value="681815555">
            <text:p>681815555</text:p>
          </table:table-cell>
          <table:table-cell office:value-type="float" office:value="53537517">
            <text:p>53537517</text:p>
          </table:table-cell>
          <table:table-cell table:formula="of:=[.G23]/[.F23]" office:value-type="percentage" office:value="0.0785219941190694">
            <text:p>7.85%</text:p>
          </table:table-cell>
          <table:table-cell office:value-type="float" office:value="27334">
            <text:p>2733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/>
          <table:table-cell office:value-type="float" office:value="3194719866">
            <text:p>3194719866</text:p>
          </table:table-cell>
          <table:table-cell office:value-type="float" office:value="215506200">
            <text:p>215506200</text:p>
          </table:table-cell>
          <table:table-cell table:formula="of:=[.G24]/[.F24]" office:value-type="percentage" office:value="0.0674569943654647">
            <text:p>6.75%</text:p>
          </table:table-cell>
          <table:table-cell office:value-type="float" office:value="121963">
            <text:p>121963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863547487">
            <text:p>2863547487</text:p>
          </table:table-cell>
          <table:table-cell office:value-type="float" office:value="23082813">
            <text:p>23082813</text:p>
          </table:table-cell>
          <table:table-cell table:formula="of:=[.G25]/[.F25]" office:value-type="percentage" office:value="0.0080609150380051">
            <text:p>0.81%</text:p>
          </table:table-cell>
          <table:table-cell office:value-type="float" office:value="497664">
            <text:p>497664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* Contigs above 800bp</text:p>
          </table:table-cell>
          <table:table-cell table:number-columns-repeated="10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string">
            <text:p>800mapping</text:p>
          </table:table-cell>
          <table:table-cell table:style-name="ce9" office:value-type="string">
            <text:p>800sweep</text:p>
          </table:table-cell>
          <table:table-cell office:value-type="string">
            <text:p>400mapping</text:p>
          </table:table-cell>
          <table:table-cell office:value-type="string">
            <text:p>400sweep</text:p>
          </table:table-cell>
          <table:table-cell office:value-type="string">
            <text:p>total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Forest</text:p>
          </table:table-cell>
          <table:table-cell office:value-type="float" office:value="2923068636">
            <text:p>2923068636</text:p>
          </table:table-cell>
          <table:table-cell office:value-type="float" office:value="10732078">
            <text:p>10732078</text:p>
          </table:table-cell>
          <table:table-cell table:style-name="ce10" office:value-type="float" office:value="23199535">
            <text:p>23199535</text:p>
          </table:table-cell>
          <table:table-cell/>
          <table:table-cell office:value-type="float" office:value="170508448">
            <text:p>170508448</text:p>
          </table:table-cell>
          <table:table-cell office:value-type="float" office:value="2923068636">
            <text:p>292306863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Pasture</text:p>
          </table:table-cell>
          <table:table-cell office:value-type="float" office:value="2863547487">
            <text:p>2863547487</text:p>
          </table:table-cell>
          <table:table-cell office:value-type="float" office:value="23082813">
            <text:p>23082813</text:p>
          </table:table-cell>
          <table:table-cell table:style-name="ce10" office:value-type="float" office:value="50959820">
            <text:p>50959820</text:p>
          </table:table-cell>
          <table:table-cell/>
          <table:table-cell office:value-type="float" office:value="232199847">
            <text:p>232199847</text:p>
          </table:table-cell>
          <table:table-cell office:value-type="float" office:value="2863547487">
            <text:p>2863547487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%Forest</text:p>
          </table:table-cell>
          <table:table-cell/>
          <table:table-cell table:formula="of:=[.C32]/[.G32]" office:value-type="float" office:value="0.00367151077734734">
            <text:p>0.0036715108</text:p>
          </table:table-cell>
          <table:table-cell table:formula="of:=[.D32]/[.G32]" office:value-type="float" office:value="0.00793670552729368">
            <text:p>0.0079367055</text:p>
          </table:table-cell>
          <table:table-cell/>
          <table:table-cell table:formula="of:=[.F32]/[.G32]" office:value-type="float" office:value="0.0583320028479824">
            <text:p>0.0583320028</text:p>
          </table:table-cell>
          <table:table-cell table:number-columns-repeated="7"/>
        </table:table-row>
        <table:table-row table:style-name="ro2">
          <table:table-cell office:value-type="string">
            <text:p>%Pasture</text:p>
          </table:table-cell>
          <table:table-cell/>
          <table:table-cell table:formula="of:=[.C33]/[.G33]" office:value-type="float" office:value="0.0080609150380051">
            <text:p>0.008060915</text:p>
          </table:table-cell>
          <table:table-cell table:formula="of:=[.D33]/[.G33]" office:value-type="float" office:value="0.0177960450215506">
            <text:p>0.017796045</text:p>
          </table:table-cell>
          <table:table-cell/>
          <table:table-cell table:formula="of:=[.F33]/[.G33]" office:value-type="float" office:value="0.0810881775329888">
            <text:p>0.0810881775</text:p>
          </table:table-cell>
          <table:table-cell table:number-columns-repeated="7"/>
        </table:table-row>
        <table:table-row table:style-name="ro2" table:number-rows-repeated="3">
          <table:table-cell table:number-columns-repeated="13"/>
        </table:table-row>
        <table:table-row table:style-name="ro3">
          <table:table-cell table:style-name="ce4"/>
          <table:table-cell table:style-name="ce4" office:value-type="string">
            <text:p>&gt;800bp contigs</text:p>
          </table:table-cell>
          <table:table-cell table:style-name="ce4" office:value-type="string">
            <text:p>total bp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mapping</text:p>
          </table:table-cell>
          <table:table-cell table:style-name="ce4" office:value-type="string">
            <text:p>mapping%</text:p>
          </table:table-cell>
          <table:table-cell table:style-name="ce4" office:value-type="string">
            <text:p>total read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" office:value-type="string">
            <text:p>Forest</text:p>
          </table:table-cell>
          <table:table-cell table:style-name="ce5" office:value-type="float" office:value="265073">
            <text:p>265073</text:p>
          </table:table-cell>
          <table:table-cell table:style-name="ce5" office:value-type="float" office:value="271553890">
            <text:p>271553890</text:p>
          </table:table-cell>
          <table:table-cell table:style-name="ce5" office:value-type="float" office:value="9115">
            <text:p>9115</text:p>
          </table:table-cell>
          <table:table-cell table:style-name="ce5" office:value-type="float" office:value="10732078">
            <text:p>10732078</text:p>
          </table:table-cell>
          <table:table-cell table:style-name="ce11" table:formula="of:=[.E41]/[.G41]" office:value-type="percentage" office:value="0.00367151077734734">
            <text:p>0.37%</text:p>
          </table:table-cell>
          <table:table-cell table:style-name="ce5" office:value-type="float" office:value="2923068636">
            <text:p>2923068636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" office:value-type="string">
            <text:p>Pasture</text:p>
          </table:table-cell>
          <table:table-cell table:style-name="ce5" office:value-type="float" office:value="497664">
            <text:p>497664</text:p>
          </table:table-cell>
          <table:table-cell table:style-name="ce5" office:value-type="float" office:value="538669724">
            <text:p>538669724</text:p>
          </table:table-cell>
          <table:table-cell table:style-name="ce5" office:value-type="float" office:value="24861">
            <text:p>24861</text:p>
          </table:table-cell>
          <table:table-cell table:style-name="ce5" office:value-type="float" office:value="23082813">
            <text:p>23082813</text:p>
          </table:table-cell>
          <table:table-cell table:style-name="ce11" table:formula="of:=[.E42]/[.G42]" office:value-type="percentage" office:value="0.0080609150380051">
            <text:p>0.81%</text:p>
          </table:table-cell>
          <table:table-cell table:style-name="ce5" office:value-type="float" office:value="2863547487">
            <text:p>2863547487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3">
          <table:table-cell/>
          <table:table-cell office:value-type="string">
            <text:p>&gt;400bp contigs</text:p>
          </table:table-cell>
          <table:table-cell table:number-columns-repeated="11"/>
        </table:table-row>
        <table:table-row table:style-name="ro2">
          <table:table-cell office:value-type="string">
            <text:p>Forest</text:p>
          </table:table-cell>
          <table:table-cell office:value-type="float" office:value="3916562">
            <text:p>3916562</text:p>
          </table:table-cell>
          <table:table-cell table:style-name="ce5" office:value-type="float" office:value="2124266385">
            <text:p>2124266385</text:p>
          </table:table-cell>
          <table:table-cell table:style-name="ce5" office:value-type="float" office:value="9115">
            <text:p>9115</text:p>
          </table:table-cell>
          <table:table-cell office:value-type="float" office:value="86838237">
            <text:p>86838237</text:p>
          </table:table-cell>
          <table:table-cell table:style-name="ce9" table:formula="of:=[.E45]/[.G45]" office:value-type="percentage" office:value="0.0297079021445188">
            <text:p>2.97%</text:p>
          </table:table-cell>
          <table:table-cell table:style-name="ce5" office:value-type="float" office:value="2923068636">
            <text:p>2923068636</text:p>
          </table:table-cell>
          <table:table-cell table:number-columns-repeated="6"/>
        </table:table-row>
        <table:table-row table:style-name="ro2">
          <table:table-cell office:value-type="string">
            <text:p>Pasture</text:p>
          </table:table-cell>
          <table:table-cell office:value-type="float" office:value="5088325">
            <text:p>5088325</text:p>
          </table:table-cell>
          <table:table-cell table:style-name="ce5" office:value-type="float" office:value="2906485238">
            <text:p>2906485238</text:p>
          </table:table-cell>
          <table:table-cell table:style-name="ce5" office:value-type="float" office:value="24861">
            <text:p>24861</text:p>
          </table:table-cell>
          <table:table-cell office:value-type="float" office:value="118892138">
            <text:p>118892138</text:p>
          </table:table-cell>
          <table:table-cell table:style-name="ce9" table:formula="of:=[.E46]/[.G46]" office:value-type="percentage" office:value="0.0415191780613904">
            <text:p>4.15%</text:p>
          </table:table-cell>
          <table:table-cell table:style-name="ce5" office:value-type="float" office:value="2863547487">
            <text:p>2863547487</text:p>
          </table:table-cell>
          <table:table-cell table:number-columns-repeated="6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7"/>
          <table:table-cell table:style-name="Default" office:value-type="string">
            <text:p>Comparison: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4"/>
          <table:table-cell table:style-name="ce4" office:value-type="string">
            <text:p>&gt;800bp contigs</text:p>
          </table:table-cell>
          <table:table-cell table:style-name="ce4" office:value-type="string">
            <text:p>total bp</text:p>
          </table:table-cell>
          <table:table-cell table:style-name="ce4" office:value-type="string">
            <text:p>contigs covered</text:p>
          </table:table-cell>
          <table:table-cell table:style-name="ce12" office:value-type="string">
            <text:p>total bp covered</text:p>
          </table:table-cell>
          <table:table-cell/>
        </table:table-row>
        <table:table-row table:style-name="ro2">
          <table:table-cell table:number-columns-repeated="7"/>
          <table:table-cell table:style-name="ce5" office:value-type="string">
            <text:p>Forest</text:p>
          </table:table-cell>
          <table:table-cell table:style-name="ce5" office:value-type="float" office:value="265073">
            <text:p>265073</text:p>
          </table:table-cell>
          <table:table-cell table:style-name="ce5" office:value-type="float" office:value="271553890">
            <text:p>271553890</text:p>
          </table:table-cell>
          <table:table-cell table:style-name="ce11" office:value-type="percentage" office:value="0.093">
            <text:p>9.30%</text:p>
          </table:table-cell>
          <table:table-cell table:style-name="ce11" office:value-type="percentage" office:value="0.035">
            <text:p>3.50%</text:p>
          </table:table-cell>
          <table:table-cell/>
        </table:table-row>
        <table:table-row table:style-name="ro2">
          <table:table-cell table:number-columns-repeated="7"/>
          <table:table-cell table:style-name="ce5" office:value-type="string">
            <text:p>Pasture</text:p>
          </table:table-cell>
          <table:table-cell table:style-name="ce5" office:value-type="float" office:value="497664">
            <text:p>497664</text:p>
          </table:table-cell>
          <table:table-cell table:style-name="ce5" office:value-type="float" office:value="538669724">
            <text:p>538669724</text:p>
          </table:table-cell>
          <table:table-cell table:style-name="ce11" office:value-type="percentage" office:value="0.052">
            <text:p>5.20%</text:p>
          </table:table-cell>
          <table:table-cell table:style-name="ce11" office:value-type="percentage" office:value="0.018">
            <text:p>1.80%</text:p>
          </table:table-cell>
          <table:table-cell/>
        </table:table-row>
        <table:table-row table:style-name="ro2" table:number-rows-repeated="104852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table:number-columns-spanned="2" table:number-rows-spanned="1">
            <text:p>Digital Norm</text:p>
          </table:table-cell>
          <table:covered-table-cell table:style-name="ce8"/>
        </table:table-row>
        <table:table-row table:style-name="ro2">
          <table:table-cell table:number-columns-repeated="2"/>
          <table:table-cell table:style-name="ce7" office:value-type="string" table:number-columns-spanned="2" table:number-rows-spanned="1">
            <text:p>Artifact Removal</text:p>
          </table:table-cell>
          <table:covered-table-cell/>
        </table:table-row>
        <table:table-row table:style-name="ro2">
          <table:table-cell table:number-columns-repeated="2"/>
          <table:table-cell office:value-type="string">
            <text:p>Partitioning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4:15:24</meta:creation-date>
    <dc:date>2013-04-21T03:47:38</dc:date>
    <meta:editing-duration>PT10H1M57S</meta:editing-duration>
    <meta:editing-cycles>5</meta:editing-cycles>
    <meta:generator>LibreOffice/3.5$Linux_x86 LibreOffice_project/350m1$Build-2</meta:generator>
    <meta:document-statistic meta:table-count="3" meta:cell-count="159" meta:object-count="0"/>
  </office:meta>
</office:document-meta>
</file>